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b47" officeooo:paragraph-rsid="0009bb47"/>
    </style:style>
    <style:style style:name="P2" style:family="paragraph">
      <loext:graphic-properties draw:fill="solid" draw:fill-color="#fcd7b4"/>
    </style:style>
    <style:style style:name="gr1" style:family="graphic">
      <style:graphic-properties draw:stroke="solid" svg:stroke-color="#ff0000" draw:marker-start="" draw:marker-end="" draw:fill="solid" draw:fill-color="#fcd7b4" draw:textarea-vertical-align="top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polygon text:anchor-type="paragraph" draw:z-index="0" draw:name="Polígono con 4 vértices 1" draw:style-name="gr1" draw:text-style-name="P2" svg:width="13.97cm" svg:height="17.791cm" svg:x="-0.681cm" svg:y="0.293cm" svg:viewBox="0 0 13971 17792" draw:points="0,17792 13971,17792 13971,0 0,0"><text:p/><text:p><text:tab/><text:tab/><text:tab/><text:tab/><text:tab/><text:tab/><text:tab/><text:tab/><text:tab/>Ref.: H234</text:p><text:p/><text:p><text:s text:c="4"/>Benvolguts/udes companys/es,</text:p><text:p/><text:p/><text:p><text:s text:c="4"/>Seguint la línia encetada en anys anteriors, ens plau comunicar-vos que</text:p><text:p>el Servei d’Assessorament Lingüístic del Consell Insular iniciarà els nous</text:p><text:p>cursos de català el mes que ve.</text:p><text:p/><text:p>Les persones que hi vulguin assistir s’hi podran inscriure a través de la</text:p><text:p>intranet o telefonant a l’extensió 290.</text:p><text:p/><text:p>Així mateix, us recordam que continua obert el termini per presentar-se</text:p><text:p>com a voluntari lingüístic per formar parella lingüística amb els treba-</text:p><text:p>lladors o treballadores del Consell que vulguin millorar la seva com-</text:p><text:p>petència oral en català.</text:p><text:p/><text:p/><text:p>Ben cordialment,</text:p><text:p/><text:p>[rúbrica]</text:p><text:p/><text:p>Maria Puig i Comes</text:p><text:p>Assessora lingüística del Consell Insular de Menorca</text:p><text:p/><text:p>Maó, 20 de febrer de 2005</text:p></draw:polygo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2T11:38:41.279069761</meta:creation-date>
    <dc:date>2025-11-02T11:53:13.746163810</dc:date>
    <meta:editing-duration>PT3M5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